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06ad2c" officeooo:paragraph-rsid="0006ad2c" style:font-size-asian="19.25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 service is an application component that can perform long-running operation in the background, and it doesn’t provide a user interface.</text:p>
      <text:p text:style-name="P1">=&gt; Types of service:</text:p>
      <text:p text:style-name="P1">1. Background service: it performs an operation that isn’t directly noticed by the user. </text:p>
      <text:p text:style-name="P1">2. Bound service: It can be achieved by binding to the service by calling bindService().</text:p>
      <text:p text:style-name="P1">=&gt; A bound service offers a client-server interface component to interact with the service, send requests, receive results and even do so across processes with interprocess communication(PS).</text:p>
      <text:p text:style-name="P1">+ A bound service runs only as long as another application component is bound to it.</text:p>
      <text:p text:style-name="P1">+ Multiple components can be bound to this service at the same ti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6T19:56:01.176499143</meta:creation-date>
    <dc:date>2019-10-06T20:05:50.502662178</dc:date>
    <meta:editing-duration>PT9M53S</meta:editing-duration>
    <meta:editing-cycles>2</meta:editing-cycles>
    <meta:generator>LibreOffice/6.2.7.1$Linux_X86_64 LibreOffice_project/20$Build-1</meta:generator>
    <meta:document-statistic meta:table-count="0" meta:image-count="0" meta:object-count="0" meta:page-count="1" meta:paragraph-count="7" meta:word-count="110" meta:character-count="676" meta:non-whitespace-character-count="572"/>
  </office:meta>
</office:document-meta>
</file>